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" style:master-page-name="First_20_Page">
      <style:paragraph-properties style:page-number="auto"/>
      <style:text-properties fo:language="ru" fo:country="RU" officeooo:rsid="00129a3f" officeooo:paragraph-rsid="00129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о лабораторной работе № 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 %1%.%2%.%3%." style:num-prefix=" 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 %1%.%2%.%3%.%4%." style:num-prefix=" 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 %1%.%2%.%3%.%4%.%5%.%6%." style:num-prefix=" 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Верхний_20_колонтитул_20_по_20_центру"><text:page-number text:select-page="current">0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6:35:32.346572200</meta:creation-date>
    <meta:editing-duration>PT20S</meta:editing-duration>
    <meta:editing-cycles>2</meta:editing-cycles>
    <meta:generator>LibreOffice/25.2.5.2$Windows_X86_64 LibreOffice_project/03d19516eb2e1dd5d4ccd751a0d6f35f35e08022</meta:generator>
    <dc:title>my_default</dc:title>
    <dc:date>2025-09-13T06:35:52.167062900</dc:date>
    <meta:document-statistic meta:table-count="0" meta:image-count="0" meta:object-count="0" meta:page-count="1" meta:paragraph-count="2" meta:word-count="7" meta:character-count="32" meta:non-whitespace-character-count="27"/>
    <meta:template xlink:type="simple" xlink:actuate="onRequest" xlink:title="my_default" xlink:href="../../../../AppData/Roaming/LibreOffice/4/user/template/my_default.ott" meta:date="2025-09-13T06:35:31.338662900"/>
  </office:meta>
</office:document-meta>
</file>